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30000051897937ECD.png" manifest:media-type="image/png"/>
  <manifest:file-entry manifest:full-path="Pictures/10000001000004480000001E7FD263B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Text_20_body">
      <style:text-properties officeooo:rsid="00e4b51f" officeooo:paragraph-rsid="00e4b51f"/>
    </style:style>
    <style:style style:name="P74" style:family="paragraph" style:parent-style-name="Standard">
      <style:text-properties officeooo:rsid="00e4b51f" officeooo:paragraph-rsid="00e4b51f"/>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e6a4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3215_1488936918" office:name="Les petites modifications" text:style-name="Index_20_Link" text:visited-style-name="Index_20_Link">1.9 Les petites modifications<text:tab/>11</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Les différentes formes</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h text:style-name="Heading_20_2" text:outline-level="2"><text:bookmark-start text:name="__RefHeading___Toc3215_1488936918"/>Les petites modifications<text:bookmark-end text:name="__RefHeading___Toc3215_1488936918"/></text:h>
      <text:p text:style-name="P73">Une modification a été faite sur la méthode send de machine permettant d’envoyer seulement si la machine voisine n’a pas déjà un item dans sa file, cela permet d’éviter de supprimer les objets <text:span text:style-name="T46">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7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13</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10</text:page-number><text:s/>/ <text:page-count>13</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3-28T19:52:56.283109500</dc:date>
    <meta:editing-duration>PT11H23M25S</meta:editing-duration>
    <meta:editing-cycles>200</meta:editing-cycles>
    <meta:generator>LibreOffice/25.8.5.2$Windows_X86_64 LibreOffice_project/9c8b85f387cc00a89945a79c9e6239f32e450ac2</meta:generator>
    <meta:document-statistic meta:table-count="0" meta:image-count="2" meta:object-count="0" meta:page-count="13" meta:paragraph-count="158" meta:word-count="3442" meta:character-count="26197" meta:non-whitespace-character-count="21086"/>
  </office:meta>
</office:document-meta>
</file>